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c3aa" officeooo:paragraph-rsid="0018c3aa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0fe7" officeooo:paragraph-rsid="00190fe7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c1c3" officeooo:paragraph-rsid="0019c1c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c3aa" style:font-size-asian="18pt" style:font-style-asian="normal" style:font-weight-asian="normal" style:font-size-complex="18pt"/>
    </style:style>
    <style:style style:name="T5" style:family="text">
      <style:text-properties officeooo:rsid="0018c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4th</text:span><text:span text:style-name="T3"> of </text:span><text:span text:style-name="T4">November</text:span><text:span text:style-name="T3"> 2020 under the </text:span><text:span text:style-name="T4">30th</text:span><text:span text:style-name="T3"> PA Meeting.</text:span></text:p>
      <text:p text:style-name="P1"/>
      <text:p text:style-name="P1">The Assembly, recognising the current situation,</text:p>
      <text:p text:style-name="P1"/>
      <text:p text:style-name="P6">Constitutes the need to give everyone the ability to fly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lonewolf13249</text:p>
      <text:p text:style-name="P5">eldegron</text:p>
      <text:p text:style-name="P5">CommissarChenkov</text:p>
      <text:p text:style-name="P5">Solar_Porpoise</text:p>
      <text:p text:style-name="P1"/>
      <text:p text:style-name="P1"/>
      <text:p text:style-name="P1"/>
      <text:p text:style-name="Standard"><text:span text:style-name="T1">[</text:span><text:span text:style-name="T2">Motion 30-7: To give everyone the ability to fl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5T11:32:41.777161622</dc:date>
    <meta:editing-duration>PT1M47S</meta:editing-duration>
    <meta:editing-cycles>5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1" meta:word-count="49" meta:character-count="322" meta:non-whitespace-character-count="284"/>
  </office:meta>
</office:document-meta>
</file>